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standard">
      <style:graphic-properties draw:fill="none" draw:textarea-vertical-align="middle"/>
    </style:style>
    <style:style style:name="gr3" style:family="graphic" style:parent-style-name="standard">
      <style:graphic-properties draw:fill="solid" draw:fill-color="#ffffff" draw:textarea-vertical-align="middle"/>
    </style:style>
    <style:style style:name="gr4" style:family="graphic" style:parent-style-name="objectwithoutfill">
      <style:graphic-properties draw:marker-end="Arrow" draw:marker-end-width="0.203cm" draw:fill="none" draw:textarea-vertical-align="middle"/>
    </style:style>
    <style:style style:name="gr5" style:family="graphic" style:parent-style-name="standard">
      <style:graphic-properties draw:fill="solid" draw:fill-color="#ffffff" draw:textarea-vertical-align="middle" draw:shadow-offset-x="0.203cm" draw:shadow-offset-y="0.203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02cm"/>
    </style:style>
    <style:style style:name="gr7" style:family="graphic" style:parent-style-name="objectwithoutfill">
      <style:graphic-properties draw:marker-start="Arrow" draw:marker-end="Arrow" draw:marker-end-width="0.20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829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575cm"/>
    </style:style>
    <style:style style:name="gr10" style:family="graphic" style:parent-style-name="standard">
      <style:graphic-properties draw:fill="solid" draw:fill-color="#ffffff" draw:textarea-vertical-align="middle" draw:shadow-offset-x="0.203cm" draw:shadow-offset-y="0.203cm"/>
    </style:style>
    <style:style style:name="gr11" style:family="graphic" style:parent-style-name="standard">
      <style:graphic-properties draw:stroke="dash" draw:stroke-dash="Fine_20_Dashed" svg:stroke-width="0cm" draw:marker-start-width="0.2cm" draw:marker-end-width="0.2cm" draw:fill="none" draw:textarea-horizontal-align="center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draw:fill="solid" draw:fill-color="#ffffff" draw:textarea-vertical-align="middle"/>
    </style:style>
    <style:style style:name="gr13" style:family="graphic" style:parent-style-name="objectwithoutfill">
      <style:graphic-properties draw:marker-end="" draw:marker-end-width="0.20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1.337cm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1.972cm"/>
    </style:style>
    <style:style style:name="gr16" style:family="graphic" style:parent-style-name="standard">
      <style:graphic-properties draw:stroke="none" svg:stroke-color="#000000" draw:fill="none" draw:fill-color="#ffffff" fo:min-height="0.167cm"/>
    </style:style>
    <style:style style:name="gr17" style:family="graphic" style:parent-style-name="objectwithoutfill">
      <style:graphic-properties draw:marker-start="Arrow" draw:marker-start-width="0.203cm" draw:marker-end="Arrow" draw:marker-end-width="0.203cm" draw:fill="none" draw:textarea-vertical-align="middle"/>
    </style:style>
    <style:style style:name="gr18" style:family="graphic" style:parent-style-name="objectwithoutfill">
      <style:graphic-properties svg:stroke-width="0.051cm" draw:marker-start-width="0.381cm" draw:marker-end="Arrow" draw:marker-end-width="0.432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draw:marker-start-width="0.381cm" draw:marker-end="Arrow" draw:marker-end-width="0.381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text-properties fo:font-size="18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81cm" svg:height="1.905cm" svg:x="4.495cm" svg:y="6.716cm">
          <text:p text:style-name="P1"><text:span text:style-name="T1">Accelerometer</text:span></text:p>
          <text:p text:style-name="P1"><text:span text:style-name="T1">Sensor</text:span></text:p>
        </draw:rect>
        <draw:rect draw:style-name="gr2" draw:text-style-name="P2" draw:layer="layout" svg:width="4.191cm" svg:height="3.366cm" svg:x="4.303cm" svg:y="6.524cm">
          <text:p/>
        </draw:rect>
        <draw:rect draw:style-name="gr2" draw:text-style-name="P2" draw:layer="layout" svg:width="3.81cm" svg:height="1.905cm" svg:x="9.446cm" svg:y="10.016cm">
          <text:p/>
        </draw:rect>
        <draw:rect draw:style-name="gr3" draw:text-style-name="P2" draw:layer="layout" svg:width="3.81cm" svg:height="1.905cm" svg:x="9.256cm" svg:y="10.207cm">
          <text:p text:style-name="P1"><text:span text:style-name="T1">State Machines</text:span></text:p>
        </draw:rect>
        <draw:rect draw:style-name="gr1" draw:text-style-name="P2" draw:layer="layout" svg:width="3.175cm" svg:height="1.27cm" draw:transform="rotate (1.5707963267946) translate (4.176cm 18.145cm)">
          <text:p text:style-name="P1"><text:span text:style-name="T1">Time System</text:span></text:p>
        </draw:rect>
        <draw:rect draw:style-name="gr1" draw:text-style-name="P2" draw:layer="layout" svg:width="3.175cm" svg:height="1.27cm" svg:x="4.811cm" svg:y="21.32cm">
          <text:p text:style-name="P1"><text:span text:style-name="T1">Serial Debug</text:span></text:p>
        </draw:rect>
        <draw:line draw:style-name="gr4" draw:text-style-name="P1" draw:layer="layout" svg:x1="6.398cm" svg:y1="14.97cm" svg:x2="6.398cm" svg:y2="12.112cm">
          <text:p/>
        </draw:line>
        <draw:rect draw:style-name="gr5" draw:text-style-name="P2" draw:layer="layout" svg:width="5.08cm" svg:height="3.175cm" svg:x="5.446cm" svg:y="14.97cm">
          <text:p text:style-name="P1"><text:span text:style-name="T1">“</text:span><text:span text:style-name="T1">conductor.ino” sketch</text:span></text:p>
        </draw:rect>
        <draw:frame draw:style-name="gr6" draw:text-style-name="P2" draw:layer="layout" svg:width="4.191cm" svg:height="1.27cm" svg:x="4.303cm" svg:y="8.62cm">
          <draw:text-box>
            <text:p text:style-name="P1"><text:span text:style-name="T1">Math Wrapper</text:span></text:p>
          </draw:text-box>
        </draw:frame>
        <draw:rect draw:style-name="gr1" draw:text-style-name="P2" draw:layer="layout" svg:width="3.81cm" svg:height="1.905cm" svg:x="11.987cm" svg:y="20.684cm">
          <text:p text:style-name="P1"><text:span text:style-name="T1">NeoPixels</text:span></text:p>
        </draw:rect>
        <draw:rect draw:style-name="gr2" draw:text-style-name="P2" draw:layer="layout" svg:width="4.191cm" svg:height="3.366cm" svg:x="11.796cm" svg:y="19.414cm">
          <text:p/>
        </draw:rect>
        <draw:frame draw:style-name="gr6" draw:text-style-name="P2" draw:layer="layout" svg:width="4.191cm" svg:height="1.27cm" svg:x="11.796cm" svg:y="19.414cm">
          <draw:text-box>
            <text:p text:style-name="P1"><text:span text:style-name="T1">Color Mixer</text:span></text:p>
          </draw:text-box>
        </draw:frame>
        <draw:rect draw:style-name="gr2" draw:text-style-name="P2" draw:layer="layout" svg:width="3.175cm" svg:height="0.635cm" svg:x="9.764cm" svg:y="8.429cm">
          <text:p/>
        </draw:rect>
        <draw:rect draw:style-name="gr3" draw:text-style-name="P2" draw:layer="layout" svg:width="3.175cm" svg:height="0.635cm" svg:x="9.574cm" svg:y="8.62cm">
          <text:p text:style-name="P1"><text:span text:style-name="T1">TimeKeeper.h</text:span></text:p>
        </draw:rect>
        <draw:line draw:style-name="gr7" draw:text-style-name="P1" draw:layer="layout" svg:x1="11.224cm" svg:y1="10.144cm" svg:x2="11.224cm" svg:y2="9.255cm">
          <text:p/>
        </draw:line>
        <draw:line draw:style-name="gr4" draw:text-style-name="P1" draw:layer="layout" svg:x1="7.351cm" svg:y1="9.89cm" svg:x2="7.351cm" svg:y2="11.414cm">
          <text:p/>
        </draw:line>
        <draw:rect draw:style-name="gr5" draw:text-style-name="P2" draw:layer="layout" svg:width="3.175cm" svg:height="1.27cm" svg:x="4.811cm" svg:y="10.842cm">
          <text:p text:style-name="P1"><text:span text:style-name="T1">Timer Module</text:span></text:p>
          <text:p text:style-name="P1"><text:span text:style-name="T1">100 Hz</text:span></text:p>
        </draw:rect>
        <draw:line draw:style-name="gr4" draw:text-style-name="P1" draw:layer="layout" svg:x1="7.986cm" svg:y1="11.477cm" svg:x2="9.256cm" svg:y2="11.477cm">
          <text:p/>
        </draw:line>
        <draw:line draw:style-name="gr4" draw:text-style-name="P1" draw:layer="layout" svg:x1="10.526cm" svg:y1="16.557cm" svg:x2="11.478cm" svg:y2="16.557cm">
          <text:p/>
        </draw:line>
        <draw:line draw:style-name="gr4" draw:text-style-name="P1" draw:layer="layout" svg:x1="12.431cm" svg:y1="12.112cm" svg:x2="12.431cm" svg:y2="19.415cm">
          <text:p/>
        </draw:line>
        <draw:line draw:style-name="gr4" draw:text-style-name="P1" draw:layer="layout" svg:x1="12.748cm" svg:y1="12.112cm" svg:x2="12.748cm" svg:y2="19.415cm">
          <text:p/>
        </draw:line>
        <draw:rect draw:style-name="gr5" draw:text-style-name="P2" draw:layer="layout" svg:width="3.175cm" svg:height="1.27cm" svg:x="11.478cm" svg:y="15.922cm">
          <text:p text:style-name="P1"><text:span text:style-name="T1">Timer Module</text:span></text:p>
          <text:p text:style-name="P1"><text:span text:style-name="T1">200 Hz</text:span></text:p>
        </draw:rect>
        <draw:line draw:style-name="gr4" draw:text-style-name="P1" draw:layer="layout" svg:x1="6.398cm" svg:y1="18.145cm" svg:x2="6.398cm" svg:y2="21.32cm">
          <text:p/>
        </draw:line>
        <draw:rect draw:style-name="gr5" draw:text-style-name="P2" draw:layer="layout" svg:width="3.175cm" svg:height="1.27cm" svg:x="4.811cm" svg:y="19.097cm">
          <text:p text:style-name="P1"><text:span text:style-name="T1">Timer Module</text:span></text:p>
          <text:p text:style-name="P1"><text:span text:style-name="T1">1 s</text:span></text:p>
        </draw:rect>
        <draw:line draw:style-name="gr4" draw:text-style-name="P1" draw:layer="layout" svg:x1="9.891cm" svg:y1="14.97cm" svg:x2="9.891cm" svg:y2="12.112cm">
          <text:p/>
        </draw:line>
        <draw:rect draw:style-name="gr5" draw:text-style-name="P2" draw:layer="layout" svg:width="3.175cm" svg:height="1.27cm" svg:x="8.303cm" svg:y="13.065cm">
          <text:p text:style-name="P1"><text:span text:style-name="T1">Timer Module</text:span></text:p>
          <text:p text:style-name="P1"><text:span text:style-name="T1">100 Hz</text:span></text:p>
        </draw:rect>
        <draw:frame draw:style-name="gr8" draw:layer="layout" svg:width="8.572cm" svg:height="1.079cm" svg:x="1.7cm" svg:y="1.636cm">
          <draw:text-box>
            <text:p>Abstract Implementation</text:p>
          </draw:text-box>
        </draw:frame>
        <draw:rect draw:style-name="gr1" draw:text-style-name="P2" draw:layer="layout" svg:width="3.174cm" svg:height="0.634cm" svg:x="2.272cm" svg:y="2.906cm">
          <text:p text:style-name="P1"><text:span text:style-name="T1">Base</text:span></text:p>
        </draw:rect>
        <draw:rect draw:style-name="gr2" draw:text-style-name="P2" draw:layer="layout" svg:width="3.556cm" svg:height="1.651cm" svg:x="2.08cm" svg:y="2.714cm">
          <text:p/>
        </draw:rect>
        <draw:frame draw:style-name="gr9" draw:text-style-name="P2" draw:layer="layout" svg:width="3.556cm" svg:height="0.825cm" svg:x="2.08cm" svg:y="3.54cm">
          <draw:text-box>
            <text:p text:style-name="P1"><text:span text:style-name="T1">Inherits Base</text:span></text:p>
          </draw:text-box>
        </draw:frame>
      </draw:page>
      <draw:page draw:name="page2" draw:style-name="dp1" draw:master-page-name="Default">
        <draw:rect draw:style-name="gr10" draw:text-style-name="P2" draw:layer="layout" svg:width="6.35cm" svg:height="8.89cm" svg:x="3.541cm" svg:y="4.81cm">
          <text:p/>
        </draw:rect>
        <draw:rect draw:style-name="gr11" draw:text-style-name="P1" draw:layer="layout" svg:width="7.62cm" svg:height="21.59cm" svg:x="2.906cm" svg:y="4.175cm">
          <text:p/>
        </draw:rect>
        <draw:rect draw:style-name="gr2" draw:text-style-name="P2" draw:layer="layout" svg:width="3.81cm" svg:height="1.905cm" svg:x="5.445cm" svg:y="9.255cm">
          <text:p/>
        </draw:rect>
        <draw:rect draw:style-name="gr12" draw:text-style-name="P2" draw:layer="layout" svg:width="3.81cm" svg:height="1.905cm" svg:x="5.286cm" svg:y="9.413cm">
          <text:p/>
        </draw:rect>
        <draw:rect draw:style-name="gr12" draw:text-style-name="P2" draw:layer="layout" svg:width="3.81cm" svg:height="1.905cm" svg:x="5.127cm" svg:y="9.572cm">
          <text:p/>
        </draw:rect>
        <draw:rect draw:style-name="gr3" draw:text-style-name="P2" draw:layer="layout" svg:width="6.35cm" svg:height="10.16cm" svg:x="11.795cm" svg:y="8.62cm">
          <text:p text:style-name="P1"><text:span text:style-name="T1">Objects and includes</text:span></text:p>
        </draw:rect>
        <draw:rect draw:style-name="gr5" draw:text-style-name="P2" draw:layer="layout" svg:width="3.811cm" svg:height="0.952cm" svg:x="4.81cm" svg:y="12.271cm">
          <text:p text:style-name="P1"><text:span text:style-name="T1">47FXmidi.read();</text:span></text:p>
        </draw:rect>
        <draw:line draw:style-name="gr13" draw:text-style-name="P1" draw:layer="layout" svg:x1="4.492cm" svg:y1="22.907cm" svg:x2="5.445cm" svg:y2="22.907cm">
          <text:p/>
        </draw:line>
        <draw:frame draw:style-name="gr8" draw:layer="layout" svg:width="8.572cm" svg:height="1.079cm" svg:x="1.7cm" svg:y="1.636cm">
          <draw:text-box>
            <text:p>Abstract Implementation</text:p>
          </draw:text-box>
        </draw:frame>
        <draw:rect draw:style-name="gr5" draw:text-style-name="P2" draw:layer="layout" svg:width="3.81cm" svg:height="1.905cm" svg:x="5.444cm" svg:y="16.875cm">
          <text:p text:style-name="P1"><text:span text:style-name="T1">Note off</text:span></text:p>
        </draw:rect>
        <draw:line draw:style-name="gr4" draw:text-style-name="P1" draw:layer="layout" svg:x1="9.255cm" svg:y1="15.287cm" svg:x2="11.796cm" svg:y2="15.287cm">
          <text:p/>
        </draw:line>
        <draw:line draw:style-name="gr4" draw:text-style-name="P1" draw:layer="layout" svg:x1="9.255cm" svg:y1="17.827cm" svg:x2="11.795cm" svg:y2="17.827cm">
          <text:p/>
        </draw:line>
        <draw:rect draw:style-name="gr5" draw:text-style-name="P2" draw:layer="layout" svg:width="3.81cm" svg:height="1.905cm" svg:x="5.444cm" svg:y="21.955cm">
          <text:p text:style-name="P1"><text:span text:style-name="T1">uS interrupt</text:span></text:p>
          <text:p text:style-name="P1"><text:span text:style-name="T1">service </text:span></text:p>
        </draw:rect>
        <draw:line draw:style-name="gr4" draw:text-style-name="P1" draw:layer="layout" svg:x1="6.715cm" svg:y1="7.985cm" svg:x2="6.715cm" svg:y2="9.255cm">
          <text:p/>
        </draw:line>
        <draw:rect draw:style-name="gr12" draw:text-style-name="P2" draw:layer="layout" svg:width="3.81cm" svg:height="1.905cm" svg:x="4.968cm" svg:y="9.731cm">
          <text:p/>
        </draw:rect>
        <draw:rect draw:style-name="gr3" draw:text-style-name="P2" draw:layer="layout" svg:width="3.81cm" svg:height="1.905cm" svg:x="4.81cm" svg:y="9.89cm">
          <text:p text:style-name="P1"><text:span text:style-name="T1">myTimer(s)</text:span></text:p>
        </draw:rect>
        <draw:frame draw:style-name="gr9" draw:text-style-name="P2" draw:layer="layout" svg:width="2.603cm" svg:height="0.825cm" svg:x="6.334cm" svg:y="8.143cm">
          <draw:text-box>
            <text:p text:style-name="P1"><text:span text:style-name="T1">Updates</text:span></text:p>
          </draw:text-box>
        </draw:frame>
        <draw:rect draw:style-name="gr5" draw:text-style-name="P2" draw:layer="layout" svg:width="3.81cm" svg:height="1.905cm" svg:x="5.444cm" svg:y="19.415cm">
          <text:p text:style-name="P1"><text:span text:style-name="T1">BPM math</text:span></text:p>
          <text:p text:style-name="P1"><text:span text:style-name="T1">function</text:span></text:p>
        </draw:rect>
        <draw:frame draw:style-name="gr14" draw:text-style-name="P2" draw:layer="layout" svg:width="7.621cm" svg:height="1.587cm" svg:x="2.905cm" svg:y="23.86cm">
          <draw:text-box>
            <text:p text:style-name="P1"><text:span text:style-name="T1">Functions within the "TimeMachine.ino" file</text:span></text:p>
          </draw:text-box>
        </draw:frame>
        <draw:rect draw:style-name="gr5" draw:text-style-name="P2" draw:layer="layout" svg:width="5.08cm" svg:height="2.54cm" svg:x="4.176cm" svg:y="5.445cm">
          <text:p text:style-name="P1"><text:span text:style-name="T1">Time system</text:span></text:p>
        </draw:rect>
        <draw:line draw:style-name="gr4" draw:text-style-name="P1" draw:layer="layout" svg:x1="8.62cm" svg:y1="10.842cm" svg:x2="11.795cm" svg:y2="10.842cm">
          <text:p/>
        </draw:line>
        <draw:line draw:style-name="gr4" draw:text-style-name="P1" draw:layer="layout" svg:x1="8.778cm" svg:y1="10.683cm" svg:x2="11.795cm" svg:y2="10.683cm">
          <text:p/>
        </draw:line>
        <draw:line draw:style-name="gr4" draw:text-style-name="P1" draw:layer="layout" svg:x1="8.937cm" svg:y1="10.525cm" svg:x2="11.795cm" svg:y2="10.525cm">
          <text:p/>
        </draw:line>
        <draw:line draw:style-name="gr4" draw:text-style-name="P1" draw:layer="layout" svg:x1="9.096cm" svg:y1="10.366cm" svg:x2="11.795cm" svg:y2="10.366cm">
          <text:p/>
        </draw:line>
        <draw:line draw:style-name="gr4" draw:text-style-name="P1" draw:layer="layout" svg:x1="9.255cm" svg:y1="10.207cm" svg:x2="11.795cm" svg:y2="10.207cm">
          <text:p/>
        </draw:line>
        <draw:line draw:style-name="gr4" draw:text-style-name="P1" draw:layer="layout" svg:x1="4.492cm" svg:y1="22.907cm" svg:x2="4.492cm" svg:y2="7.985cm">
          <text:p/>
        </draw:line>
        <draw:frame draw:style-name="gr15" draw:text-style-name="P2" draw:layer="layout" svg:width="3.493cm" svg:height="2.222cm" svg:x="3.539cm" svg:y="4.016cm">
          <draw:text-box>
            <text:p text:style-name="P1"><text:span text:style-name="T1">loop()</text:span></text:p>
          </draw:text-box>
        </draw:frame>
        <draw:rect draw:style-name="gr5" draw:text-style-name="P2" draw:layer="layout" svg:width="3.81cm" svg:height="1.905cm" svg:x="5.445cm" svg:y="14.335cm">
          <text:p text:style-name="P1"><text:span text:style-name="T1">Note on</text:span></text:p>
        </draw:rect>
      </draw:page>
      <draw:page draw:name="page3" draw:style-name="dp1" draw:master-page-name="Default">
        <draw:rect draw:style-name="gr2" draw:text-style-name="P2" draw:layer="layout" svg:width="17.78cm" svg:height="17.78cm" svg:x="1.635cm" svg:y="2.905cm">
          <text:p/>
        </draw:rect>
        <draw:frame draw:style-name="gr8" draw:layer="layout" svg:width="8.572cm" svg:height="1.079cm" svg:x="1.635cm" svg:y="2.937cm">
          <draw:text-box>
            <text:p>LooperPanel</text:p>
          </draw:text-box>
        </draw:frame>
        <draw:rect draw:style-name="gr2" draw:text-style-name="P2" draw:layer="layout" svg:width="16.51cm" svg:height="8.255cm" svg:x="2.27cm" svg:y="4.175cm">
          <text:p/>
        </draw:rect>
        <draw:frame draw:style-name="gr16" draw:layer="layout" svg:width="8.572cm" svg:height="0.963cm" svg:x="2.27cm" svg:y="4.207cm">
          <draw:text-box>
            <text:p>Panel</text:p>
          </draw:text-box>
        </draw:frame>
        <draw:rect draw:style-name="gr2" draw:text-style-name="P2" draw:layer="layout" svg:width="5.715cm" svg:height="1.905cm" svg:x="9.89cm" svg:y="6.08cm">
          <text:p/>
        </draw:rect>
        <draw:rect draw:style-name="gr12" draw:text-style-name="P2" draw:layer="layout" svg:width="5.715cm" svg:height="1.905cm" svg:x="9.731cm" svg:y="6.238cm">
          <text:p/>
        </draw:rect>
        <draw:rect draw:style-name="gr12" draw:text-style-name="P2" draw:layer="layout" svg:width="5.715cm" svg:height="1.905cm" svg:x="9.572cm" svg:y="6.397cm">
          <text:p/>
        </draw:rect>
        <draw:rect draw:style-name="gr12" draw:text-style-name="P2" draw:layer="layout" svg:width="5.715cm" svg:height="1.905cm" svg:x="9.413cm" svg:y="6.556cm">
          <text:p/>
        </draw:rect>
        <draw:rect draw:style-name="gr3" draw:text-style-name="P2" draw:layer="layout" svg:width="5.715cm" svg:height="1.905cm" svg:x="9.255cm" svg:y="6.715cm">
          <text:p text:style-name="P1"><text:span text:style-name="T1">Panel Components</text:span></text:p>
        </draw:rect>
        <draw:line draw:style-name="gr4" draw:text-style-name="P1" draw:layer="layout" svg:x1="1.317cm" svg:y1="7.35cm" svg:x2="9.255cm" svg:y2="7.35cm">
          <text:p/>
        </draw:line>
        <draw:frame draw:style-name="gr9" draw:text-style-name="P2" draw:layer="layout" svg:width="3.175cm" svg:height="0.825cm" svg:x="6.08cm" svg:y="6.683cm">
          <draw:text-box>
            <text:p text:style-name="P1"><text:span text:style-name="T1">.update();</text:span></text:p>
          </draw:text-box>
        </draw:frame>
        <draw:line draw:style-name="gr4" draw:text-style-name="P1" draw:layer="layout" svg:x1="10.525cm" svg:y1="13.382cm" svg:x2="10.525cm" svg:y2="8.62cm">
          <text:p/>
        </draw:line>
        <draw:line draw:style-name="gr13" draw:text-style-name="P1" draw:layer="layout" svg:x1="8.778cm" svg:y1="13.382cm" svg:x2="10.525cm" svg:y2="13.382cm">
          <text:p/>
        </draw:line>
        <draw:frame draw:style-name="gr9" draw:text-style-name="P2" draw:layer="layout" svg:width="6.667cm" svg:height="0.825cm" svg:x="2.111cm" svg:y="13.033cm">
          <draw:text-box>
            <text:p text:style-name="P1"><text:span text:style-name="T1">timersMIncrement(miliseconds);</text:span></text:p>
          </draw:text-box>
        </draw:frame>
        <draw:frame draw:style-name="gr9" draw:text-style-name="P2" draw:layer="layout" svg:width="6.667cm" svg:height="0.825cm" svg:x="2.111cm" svg:y="14.176cm">
          <draw:text-box>
            <text:p text:style-name="P1"><text:span text:style-name="T1">serviceSomeFlagOrFunction()</text:span></text:p>
          </draw:text-box>
        </draw:frame>
        <draw:line draw:style-name="gr13" draw:text-style-name="P1" draw:layer="layout" svg:x1="11.16cm" svg:y1="8.62cm" svg:x2="11.16cm" svg:y2="14.652cm">
          <text:p/>
        </draw:line>
        <draw:line draw:style-name="gr4" draw:text-style-name="P1" draw:layer="layout" svg:x1="11.16cm" svg:y1="14.652cm" svg:x2="8.62cm" svg:y2="14.652cm">
          <text:p/>
        </draw:line>
        <draw:frame draw:style-name="gr9" draw:text-style-name="P2" draw:layer="layout" svg:width="2.222cm" svg:height="0.825cm" svg:x="9.573cm" svg:y="18.78cm">
          <draw:text-box>
            <text:p text:style-name="P1"><text:span text:style-name="T1">Oh No!</text:span></text:p>
          </draw:text-box>
        </draw:frame>
        <draw:rect draw:style-name="gr5" draw:text-style-name="P2" draw:layer="layout" svg:width="3.81cm" svg:height="1.905cm" svg:x="7.35cm" svg:y="16.875cm">
          <text:p text:style-name="P1"><text:span text:style-name="T1">Misc settings</text:span></text:p>
          <text:p text:style-name="P1"><text:span text:style-name="T1">And flags</text:span></text:p>
        </draw:rect>
        <draw:line draw:style-name="gr17" draw:text-style-name="P1" draw:layer="layout" svg:x1="7.35cm" svg:y1="17.827cm" svg:x2="6.08cm" svg:y2="17.827cm">
          <text:p/>
        </draw:line>
        <draw:line draw:style-name="gr17" draw:text-style-name="P1" draw:layer="layout" svg:x1="12.43cm" svg:y1="17.827cm" svg:x2="11.16cm" svg:y2="17.827cm">
          <text:p/>
        </draw:line>
      </draw:page>
      <draw:page draw:name="page4" draw:style-name="dp1" draw:master-page-name="Default">
        <draw:path draw:style-name="gr18" draw:text-style-name="P1" draw:layer="layout" svg:width="4.534cm" svg:height="7.708cm" draw:transform="skewX (0.0567232006898051) rotate (2.3846433569994) translate (16.5534967550502cm 14.864107511173cm)" svg:viewBox="0 0 4535 7709" svg:d="m4524 6870c346 4271-7563-9296-3216-6482">
          <text:p/>
        </draw:path>
        <draw:rect draw:style-name="gr12" draw:text-style-name="P2" draw:layer="layout" svg:width="3.81cm" svg:height="1.905cm" svg:x="14.773cm" svg:y="6.555cm">
          <text:p/>
        </draw:rect>
        <draw:rect draw:style-name="gr12" draw:text-style-name="P2" draw:layer="layout" svg:width="3.81cm" svg:height="1.905cm" svg:x="14.615cm" svg:y="6.713cm">
          <text:p/>
        </draw:rect>
        <draw:rect draw:style-name="gr12" draw:text-style-name="P2" draw:layer="layout" svg:width="3.81cm" svg:height="1.905cm" svg:x="14.456cm" svg:y="6.872cm">
          <text:p/>
        </draw:rect>
        <draw:rect draw:style-name="gr3" draw:text-style-name="P2" draw:layer="layout" svg:width="3.81cm" svg:height="1.905cm" svg:x="14.297cm" svg:y="7.031cm">
          <text:p text:style-name="P3"><text:span text:style-name="T1">Is Timer Expired?</text:span></text:p>
          <text:p text:style-name="P3"><text:span text:style-name="T1">Call SubRoutine</text:span></text:p>
        </draw:rect>
        <draw:rect draw:style-name="gr3" draw:text-style-name="P2" draw:layer="layout" svg:width="3.81cm" svg:height="0.635cm" svg:x="1.476cm" svg:y="6.714cm">
          <text:p text:style-name="P3"><text:span text:style-name="T1">Timer1 Interrupt</text:span></text:p>
        </draw:rect>
        <draw:line draw:style-name="gr4" draw:text-style-name="P1" draw:layer="layout" svg:x1="5.286cm" svg:y1="7.032cm" svg:x2="8.302cm" svg:y2="7.032cm">
          <text:p/>
        </draw:line>
        <draw:rect draw:style-name="gr5" draw:text-style-name="P2" draw:layer="layout" svg:width="3.175cm" svg:height="1.27cm" svg:x="8.302cm" svg:y="6.397cm">
          <text:p text:style-name="P3"><text:span text:style-name="T1">Timer Module</text:span></text:p>
          <text:p text:style-name="P3"><text:span text:style-name="T1">100 Hz</text:span></text:p>
        </draw:rect>
        <draw:path draw:style-name="gr4" draw:text-style-name="P1" draw:layer="layout" svg:width="1.156cm" svg:height="2.769cm" draw:transform="skewX (-0.0567232006898049) rotate (0.756949296589798) translate (5.286cm 7.032cm)" svg:viewBox="0 0 1157 2770" svg:d="m0 0c1388 1385 463 2077 1157 2770">
          <text:p/>
        </draw:path>
        <draw:rect draw:style-name="gr5" draw:text-style-name="P2" draw:layer="layout" svg:width="3.175cm" svg:height="1.27cm" svg:x="8.143cm" svg:y="7.508cm">
          <text:p text:style-name="P3"><text:span text:style-name="T1">Timer Module</text:span></text:p>
          <text:p text:style-name="P3"><text:span text:style-name="T1">100 Hz</text:span></text:p>
        </draw:rect>
        <draw:rect draw:style-name="gr5" draw:text-style-name="P2" draw:layer="layout" svg:width="3.175cm" svg:height="1.27cm" svg:x="7.984cm" svg:y="8.619cm">
          <text:p text:style-name="P3"><text:span text:style-name="T1">Timer Module</text:span></text:p>
          <text:p text:style-name="P3"><text:span text:style-name="T1">1 s</text:span></text:p>
        </draw:rect>
        <draw:frame draw:style-name="gr8" draw:text-style-name="P4" draw:layer="layout" svg:width="8.572cm" svg:height="1.079cm" svg:x="1.7cm" svg:y="1.636cm">
          <draw:text-box>
            <text:p text:style-name="P4">Abstract Implementation</text:p>
          </draw:text-box>
        </draw:frame>
        <draw:rect draw:style-name="gr1" draw:text-style-name="P2" draw:layer="layout" svg:width="3.174cm" svg:height="0.634cm" svg:x="2.272cm" svg:y="2.906cm">
          <text:p text:style-name="P3"><text:span text:style-name="T1">Base</text:span></text:p>
        </draw:rect>
        <draw:rect draw:style-name="gr2" draw:text-style-name="P2" draw:layer="layout" svg:width="3.556cm" svg:height="1.651cm" svg:x="2.08cm" svg:y="2.714cm">
          <text:p/>
        </draw:rect>
        <draw:frame draw:style-name="gr9" draw:text-style-name="P2" draw:layer="layout" svg:width="3.556cm" svg:height="0.825cm" svg:x="2.08cm" svg:y="3.54cm">
          <draw:text-box>
            <text:p text:style-name="P3"><text:span text:style-name="T1">Inherits Base</text:span></text:p>
          </draw:text-box>
        </draw:frame>
        <draw:rect draw:style-name="gr5" draw:text-style-name="P2" draw:layer="layout" svg:width="3.175cm" svg:height="1.27cm" svg:x="7.826cm" svg:y="9.73cm">
          <text:p text:style-name="P3"><text:span text:style-name="T1">Timer Module</text:span></text:p>
          <text:p text:style-name="P3"><text:span text:style-name="T1">200 Hz</text:span></text:p>
        </draw:rect>
        <draw:path draw:style-name="gr4" draw:text-style-name="P1" draw:layer="layout" svg:width="1.752cm" svg:height="3.243cm" draw:transform="skewX (0.690801317939225) rotate (1.13079882236691) translate (5.445cm 7.032cm)" svg:viewBox="0 0 1753 3244" svg:d="m0 0c2104 1622 701 2433 1753 3244">
          <text:p/>
        </draw:path>
        <draw:path draw:style-name="gr4" draw:text-style-name="P1" draw:layer="layout" svg:width="2.466cm" svg:height="3.025cm" draw:transform="skewX (1.03463118058204) rotate (1.30288828661352) translate (5.603cm 7.032cm)" svg:viewBox="0 0 2467 3026" svg:d="m0 0c2963 1514 986 2270 2467 3026">
          <text:p/>
        </draw:path>
        <draw:line draw:style-name="gr4" draw:text-style-name="P1" draw:layer="layout" svg:x1="12.234cm" svg:y1="7.984cm" svg:x2="14.138cm" svg:y2="7.984cm">
          <text:p/>
        </draw:line>
        <draw:frame draw:style-name="gr9" draw:text-style-name="P2" draw:layer="layout" svg:width="2.064cm" svg:height="0.825cm" svg:x="12.075cm" svg:y="7.19cm">
          <draw:text-box>
            <text:p text:style-name="P3"><text:span text:style-name="T1">informs</text:span></text:p>
          </draw:text-box>
        </draw:frame>
        <draw:path draw:style-name="gr19" draw:text-style-name="P1" draw:layer="layout" svg:width="2.008cm" svg:height="3.532cm" draw:transform="skewX (0.0567232006898051) rotate (2.3846433569994) translate (15.726cm 12.587cm)" svg:viewBox="0 0 2009 3533" svg:d="m0 0c347 346 1752 2404 2009 3533">
          <text:p/>
        </draw:path>
        <draw:rect draw:style-name="gr3" draw:text-style-name="P2" draw:layer="layout" svg:width="5.398cm" svg:height="2.699cm" svg:x="11.757cm" svg:y="11cm">
          <text:p text:style-name="P3"><text:span text:style-name="T1">Loop()</text:span></text:p>
          <text:p text:style-name="P3"><text:span text:style-name="T1">Cycles through,</text:span></text:p>
          <text:p text:style-name="P3"><text:span text:style-name="T1">looking for expired timer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0H54M28S</meta:editing-duration>
    <meta:editing-cycles>4</meta:editing-cycles>
    <meta:generator>OpenOffice.org/3.4.1$Win32 OpenOffice.org_project/341m1$Build-9593</meta:generator>
    <dc:date>2015-09-21T00:08:00.51</dc:date>
    <meta:document-statistic meta:object-count="101"/>
  </office:meta>
</office:document-meta>
</file>